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Document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ernalDocument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Document.getSca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Conten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Conten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validateChildNode( Locator loc , String ns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Docum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ExternalDocu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NormalNamespac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Tex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Block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Display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Document.getInlineProgression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